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alueFormatter.getDisplayString( @ Nullable Object value , boolean htmlEsca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alueFormatter.getDisplayString( @ Nullable Object value , @ Nullable PropertyEditor propertyEditor , boolean htmlEscap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